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Hyperlink" style:family="text">
      <style:text-properties fo:color="#000000" fo:font-size="12pt" style:font-size-asian="12pt" style:font-size-complex="12pt" style:text-underline-type="none"/>
    </style:style>
    <style:style style:name="T3" style:parent-style-name="Hyperlink" style:family="text">
      <style:text-properties fo:color="#000000" fo:font-size="12pt" style:font-size-asian="12pt" style:font-size-complex="12pt" style:text-underline-type="none"/>
    </style:style>
    <style:style style:name="T4" style:parent-style-name="Hyperlink" style:family="text">
      <style:text-properties fo:font-size="12pt" style:font-size-asian="12pt" style:font-size-complex="12pt"/>
    </style:style>
    <style:style style:name="T5" style:parent-style-name="Hyperlink" style:family="text">
      <style:text-properties fo:font-size="12pt" style:font-size-asian="12pt" style:font-size-complex="12pt"/>
    </style:style>
    <style:style style:name="T6" style:parent-style-name="DefaultParagraphFont" style:family="text">
      <style:text-properties fo:font-size="12pt" style:font-size-asian="12pt" style:font-size-complex="12pt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T8" style:parent-style-name="Hyperlink" style:family="text">
      <style:text-properties style:use-window-font-color="true" fo:font-size="12pt" style:font-size-asian="12pt" style:font-size-complex="12pt" style:text-underline-type="none"/>
    </style:style>
    <style:style style:name="T9" style:parent-style-name="Hyperlink" style:family="text">
      <style:text-properties fo:font-size="12pt" style:font-size-asian="12pt" style:font-size-complex="12pt"/>
    </style:style>
    <style:style style:name="T10" style:parent-style-name="Hyperlink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T13" style:parent-style-name="Hyperlink" style:family="text">
      <style:text-properties style:use-window-font-color="true" fo:font-size="12pt" style:font-size-asian="12pt" style:font-size-complex="12pt" style:text-underline-type="none"/>
    </style:style>
    <style:style style:name="T14" style:parent-style-name="Hyperlink" style:family="text">
      <style:text-properties fo:font-size="12pt" style:font-size-asian="12pt" style:font-size-complex="12pt"/>
    </style:style>
    <style:style style:name="T15" style:parent-style-name="Hyperlink" style:family="text">
      <style:text-properties fo:font-size="12pt" style:font-size-asian="12pt" style:font-size-complex="12pt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18" style:parent-style-name="Hyperlink" style:family="text">
      <style:text-properties fo:color="#000000" fo:font-size="12pt" style:font-size-asian="12pt" style:font-size-complex="12pt" style:text-underline-type="none"/>
    </style:style>
    <style:style style:name="T19" style:parent-style-name="Hyperlink" style:family="text">
      <style:text-properties fo:font-size="12pt" style:font-size-asian="12pt" style:font-size-complex="12pt"/>
    </style:style>
    <style:style style:name="T20" style:parent-style-name="Hyperlink" style:family="text">
      <style:text-properties fo:font-size="12pt" style:font-size-asian="12pt" style:font-size-complex="12pt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T22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Reference for Hamba Kahle<text:s/></text:span></text:p>
      <text:p text:style-name="Normal"><text:span text:style-name="T3">[Online] available at:</text:span><text:span text:style-name="T4"><text:s/></text:span><text:a xlink:href="https://www.healthline.com/health/types-of-smiles" office:target-frame-name="_top" xlink:show="replace"><text:span text:style-name="T5">https://www.healthline.com/health/types-of-smiles</text:span></text:a><text:span text:style-name="T6"><text:s/>[Accessed 15 October 2020]</text:span><text:span text:style-name="T7">.</text:span></text:p>
      <text:p text:style-name="Normal"><text:span text:style-name="T8">[Online] available at:</text:span><text:a xlink:href="https://www.google.com/url?sa=i&amp;url=https%3A%2F%2Fresources.banknovo.com%2Fridshare-driver-or-freelancer-heres-why-you-need-a-business-bank-account%2F&amp;psig=AOvVaw2ERQzTDLIMZeILBqgXrl9q&amp;ust=1603762076393000&amp;source=images&amp;cd=vfe&amp;ved=0CAIQjRxqFwoTCPiygryN0ewCFQAAAAAdAAAAABAD" office:target-frame-name="_top" xlink:show="replace"><text:span text:style-name="T9">https://www.google.com/url?sa=i&amp;url=https%3A%2F%2Fresources.banknovo.com%2Fridshare-driver-or-freelancer-heres-why-you-need-a-business-bank-account%2F&amp;psig=AOvVaw2ERQzTDLIMZeILBqgXrl9q&amp;ust=1603762076393000&amp;source=images&amp;cd=v</text:span><text:span text:style-name="T10">fe&amp;ved=0CAIQjRxqFwoTCPiygryN0ewCFQAAAAAdAAAAABAD</text:span></text:a><text:span text:style-name="T11"><text:s/>[Accessed 18 October 2020]</text:span><text:span text:style-name="T12">.</text:span></text:p>
      <text:p text:style-name="Normal"><text:span text:style-name="T13">[Online] available at :</text:span><text:a xlink:href="https://www.google.com/url?sa=i&amp;url=https%3A%2F%2Fwww.uber.com%2Fen-UG%2Fblog%2Fuber-family-profile-feature%2F&amp;psig=AOvVaw2EAJOpX4kOnwXAS4yvjp8w&amp;ust=1603762185018000&amp;source=images&amp;cd=vfe&amp;ved=0CAIQjRxqFwoTCID5o_ON0ewCFQAAAAAdAAAAABAD" office:target-frame-name="_top" xlink:show="replace"><text:span text:style-name="T14">https://www.google.com/url?sa=i&amp;url=https%3A%2F%2Fwww.uber.com%2Fen-UG%2Fblog%2Fuber-family-profile-feature%2F&amp;psig=AOvVaw2EAJOpX4kOnwXAS4yvjp8w&amp;ust=1603762185018000&amp;source=images&amp;cd=vfe&amp;ved=0CAIQjRx</text:span><text:span text:style-name="T15">qFwoTCID5o_ON0ewCFQAAAAAdAAAAABAD</text:span></text:a><text:span text:style-name="T16"><text:s/>[Accessed 18 October 2020]</text:span><text:span text:style-name="T17">.</text:span></text:p>
      <text:p text:style-name="Normal"><text:span text:style-name="T18">[Online] available at :</text:span><text:a xlink:href="https://www.google.com/url?sa=i&amp;url=https%3A%2F%2Ftechcrunch.com%2F2020%2F03%2F17%2Fuber-suspends-uber-pool-shared-rides-in-the-u-s-and-canada-to-help-limit-coronavirus-spread%2F&amp;psig=AOvVaw1Ec3FUDaKRD-mEMBcQ4Dr5&amp;ust=1603762384335000&amp;source=images&amp;cd=vfe&amp;ved=0CAIQjRxqFwoTCJCn686O0ewCFQAAAAAdAAAAABAD" office:target-frame-name="_top" xlink:show="replace"><text:span text:style-name="T19">https://www.google.com/url?sa=i&amp;url=https%3A%2F%2Ftechcrunch.com%2F2020%2F03%2F17%2Fuber-suspends-uber-pool-shared-rides-in-the-u-s-and-canada-to-</text:span><text:span text:style-name="T20">help-limit-coronavirus-spread%2F&amp;psig=AOvVaw1Ec3FUDaKRD-mEMBcQ4Dr5&amp;ust=1603762384335000&amp;source=images&amp;cd=vfe&amp;ved=0CAIQjRxqFwoTCJCn686O0ewCFQAAAAAdAAAAABAD</text:span></text:a><text:span text:style-name="T21"><text:s/>[Accessed 18 October 2020]</text:span><text:span text:style-name="T22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U Student</meta:initial-creator>
    <dc:creator>Nhlanhla Nxumalo</dc:creator>
    <meta:creation-date>2020-10-26T01:25:00Z</meta:creation-date>
    <dc:date>2020-10-26T11:17:00Z</dc:date>
    <meta:template xlink:href="Normal" xlink:type="simple"/>
    <meta:editing-cycles>2</meta:editing-cycles>
    <meta:editing-duration>PT960S</meta:editing-duration>
    <meta:document-statistic meta:page-count="1" meta:paragraph-count="4" meta:word-count="300" meta:character-count="2008" meta:row-count="14" meta:non-whitespace-character-count="1712"/>
  </office:meta>
</office:document-meta>
</file>